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D00000111F3B13E627B4D8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imesNewRoman" svg:font-family="TimesNewRoman"/>
  </office:font-face-decls>
  <office:automatic-styles>
    <style:style style:name="P1" style:family="paragraph" style:parent-style-name="Standard">
      <style:text-properties fo:language="ru" fo:country="RU" fo:font-weight="normal" officeooo:rsid="0007fd43" officeooo:paragraph-rsid="0002c475" style:font-weight-asian="normal" style:font-weight-complex="normal"/>
    </style:style>
    <style:style style:name="P2" style:family="paragraph" style:parent-style-name="Standard">
      <style:text-properties fo:language="ru" fo:country="RU" officeooo:rsid="000689c5" officeooo:paragraph-rsid="0002c475"/>
    </style:style>
    <style:style style:name="P3" style:family="paragraph" style:parent-style-name="Standard">
      <style:text-properties fo:language="ru" fo:country="RU" officeooo:rsid="0007fd43" officeooo:paragraph-rsid="0002c475"/>
    </style:style>
    <style:style style:name="P4" style:family="paragraph" style:parent-style-name="Standard">
      <style:text-properties fo:language="ru" fo:country="RU" fo:font-weight="bold" officeooo:rsid="0007fd43" officeooo:paragraph-rsid="0002c475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04835b" officeooo:paragraph-rsid="0002c475" style:font-weight-asian="bold" style:font-weight-complex="bold"/>
    </style:style>
    <style:style style:name="P6" style:family="paragraph" style:parent-style-name="Standard">
      <style:text-properties fo:language="ru" fo:country="RU" officeooo:rsid="0004835b" officeooo:paragraph-rsid="0002c475"/>
    </style:style>
    <style:style style:name="P7" style:family="paragraph" style:parent-style-name="Standard">
      <style:text-properties fo:language="en" fo:country="US" officeooo:rsid="0009c1a2" officeooo:paragraph-rsid="0002c475"/>
    </style:style>
    <style:style style:name="P8" style:family="paragraph" style:parent-style-name="Standard">
      <style:text-properties fo:language="en" fo:country="US" officeooo:rsid="000689c5" officeooo:paragraph-rsid="0002c475"/>
    </style:style>
    <style:style style:name="P9" style:family="paragraph" style:parent-style-name="Standard">
      <style:text-properties fo:language="en" fo:country="US" officeooo:rsid="0002942e" officeooo:paragraph-rsid="0002c475"/>
    </style:style>
    <style:style style:name="P10" style:family="paragraph" style:parent-style-name="Standard">
      <style:text-properties fo:language="en" fo:country="US" fo:font-weight="normal" officeooo:rsid="0007fd43" officeooo:paragraph-rsid="0002c475" style:font-weight-asian="normal" style:font-weight-complex="normal"/>
    </style:style>
    <style:style style:name="P11" style:family="paragraph" style:parent-style-name="Standard">
      <style:text-properties officeooo:rsid="00021be5" officeooo:paragraph-rsid="0002c475"/>
    </style:style>
    <style:style style:name="P12" style:family="paragraph" style:parent-style-name="Standard">
      <style:text-properties fo:font-weight="bold" officeooo:rsid="00021be5" officeooo:paragraph-rsid="0002c475" style:font-weight-asian="bold" style:font-weight-complex="bold"/>
    </style:style>
    <style:style style:name="P13" style:family="paragraph" style:parent-style-name="Standard">
      <style:text-properties fo:font-size="16pt" fo:font-weight="bold" officeooo:rsid="00021be5" officeooo:paragraph-rsid="0002c475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ru" fo:country="RU" fo:font-weight="bold" officeooo:rsid="0004835b" officeooo:paragraph-rsid="0002c475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language="ru" fo:country="RU" fo:font-weight="bold" officeooo:rsid="000809b5" officeooo:paragraph-rsid="0002c475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fo:font-weight="bold" officeooo:rsid="00021be5" officeooo:paragraph-rsid="0002c475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en" fo:country="US" fo:font-weight="normal" officeooo:rsid="00059be5" officeooo:paragraph-rsid="0002c475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02c475"/>
    </style:style>
    <style:style style:name="P19" style:family="paragraph" style:parent-style-name="Standard">
      <style:paragraph-properties fo:text-align="center" style:justify-single-word="false"/>
      <style:text-properties officeooo:rsid="0002c475" officeooo:paragraph-rsid="0002c475"/>
    </style:style>
    <style:style style:name="P20" style:family="paragraph" style:parent-style-name="Text_20_body" style:list-style-name="L1">
      <style:text-properties officeooo:paragraph-rsid="0002c475"/>
    </style:style>
    <style:style style:name="P21" style:family="paragraph" style:parent-style-name="Text_20_body" style:list-style-name="L1">
      <style:text-properties fo:language="ru" fo:country="RU" fo:font-weight="normal" officeooo:rsid="000809b5" officeooo:paragraph-rsid="0002c475" style:font-weight-asian="normal" style:font-weight-complex="normal"/>
    </style:style>
    <style:style style:name="P22" style:family="paragraph">
      <loext:graphic-properties draw:fill="solid" draw:fill-color="#ffffff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9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21be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1be5"/>
    </style:style>
    <style:style style:name="T4" style:family="text">
      <style:text-properties fo:language="en" fo:country="US" officeooo:rsid="000b1a7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268a"/>
    </style:style>
    <style:style style:name="T7" style:family="text">
      <style:text-properties fo:language="ru" fo:country="RU"/>
    </style:style>
    <style:style style:name="T8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9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10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11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2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3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4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6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7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g text:anchor-type="paragraph" draw:z-index="0" draw:name="Групповой объект 1" draw:style-name="gr1"><draw:polygon draw:style-name="gr2" draw:text-style-name="P22" svg:width="17cm" svg:height="0.568cm" svg:x="-0.001cm" svg:y="4.872cm" svg:viewBox="0 0 17001 569" draw:points="0,0 17001,0 17001,569 0,569"><text:p/></draw:polygon><draw:polygon draw:style-name="gr2" draw:text-style-name="P22" svg:width="17cm" svg:height="0.852cm" svg:x="-0.001cm" svg:y="5.438cm" svg:viewBox="0 0 17001 853" draw:points="0,0 17001,0 17001,853 0,853"><text:p/></draw:polygon><draw:polygon draw:style-name="gr2" draw:text-style-name="P22" svg:width="17cm" svg:height="0.854cm" svg:x="-0.001cm" svg:y="6.29cm" svg:viewBox="0 0 17001 855" draw:points="0,0 17001,0 17001,855 0,855"><text:p/></draw:polygon><draw:polygon draw:style-name="gr2" draw:text-style-name="P22" svg:width="17cm" svg:height="2.168cm" svg:x="-0.001cm" svg:y="7.143cm" svg:viewBox="0 0 17001 2169" draw:points="0,0 17001,0 17001,2169 0,2169"><text:p/></draw:polygon><draw:polygon draw:style-name="gr2" draw:text-style-name="P22" svg:width="17cm" svg:height="2.307cm" svg:x="-0.001cm" svg:y="9.31cm" svg:viewBox="0 0 17001 2308" draw:points="0,0 17001,0 17001,2308 0,2308"><text:p/></draw:polygon><draw:polygon draw:style-name="gr2" draw:text-style-name="P22" svg:width="17cm" svg:height="1.203cm" svg:x="-0.001cm" svg:y="11.618cm" svg:viewBox="0 0 17001 1204" draw:points="0,0 17001,0 17001,1204 0,1204"><text:p/></draw:polygon><draw:polygon draw:style-name="gr2" draw:text-style-name="P22" svg:width="15.998cm" svg:height="1.626cm" svg:x="1.001cm" svg:y="12.82cm" svg:viewBox="0 0 15999 1627" draw:points="0,0 15999,0 15999,1627 0,1627"><text:p/></draw:polygon><draw:polygon draw:style-name="gr2" draw:text-style-name="P22" svg:width="15.998cm" svg:height="2.195cm" svg:x="1.001cm" svg:y="14.446cm" svg:viewBox="0 0 15999 2196" draw:points="0,0 15999,0 15999,2196 0,2196"><text:p/></draw:polygon><draw:frame draw:style-name="gr3" draw:text-style-name="P24" svg:width="15.4cm" svg:height="0.489cm" svg:x="0.785cm" svg:y="0.252cm"><draw:text-box><text:p text:style-name="P23"><text:span text:style-name="T8">Федеральное государственное бюджетное образовательное учреждение высшего</text:span></text:p></draw:text-box></draw:frame><draw:polygon draw:style-name="gr2" draw:text-style-name="P22" svg:width="2.034cm" svg:height="0.003cm" svg:x="0.985cm" svg:y="1.847cm" svg:viewBox="0 0 2035 4" draw:points="0,4 2035,4 2035,0 0,0"><text:p/></draw:polygon><draw:polygon draw:style-name="gr2" draw:text-style-name="P22" svg:width="2.034cm" svg:height="0.001cm" svg:x="0.985cm" svg:y="4.151cm" svg:viewBox="0 0 2035 2" draw:points="0,2 2035,2 2035,0 0,0"><text:p/></draw:polygon><draw:polygon draw:style-name="gr2" draw:text-style-name="P22" svg:width="0.003cm" svg:height="2.302cm" svg:x="0.985cm" svg:y="1.847cm" svg:viewBox="0 0 4 2303" draw:points="0,2303 4,2303 4,0 0,0"><text:p/></draw:polygon><draw:polygon draw:style-name="gr2" draw:text-style-name="P22" svg:width="0.003cm" svg:height="2.302cm" svg:x="3.017cm" svg:y="1.847cm" svg:viewBox="0 0 4 2303" draw:points="0,2303 4,2303 4,0 0,0"><text:p/></draw:polygon><draw:frame draw:style-name="gr4" draw:text-style-name="P25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24" svg:width="2.322cm" svg:height="0.489cm" svg:x="7.329cm" svg:y="0.739cm"><draw:text-box><text:p text:style-name="P23"><text:span text:style-name="T8">образования</text:span></text:p></draw:text-box></draw:frame><draw:frame draw:style-name="gr6" draw:text-style-name="P26" svg:width="13.39cm" svg:height="0.572cm" svg:x="4.365cm" svg:y="1.885cm"><draw:text-box><text:p text:style-name="P23"><text:span text:style-name="T9">«Московский государственный технический университет </text:span></text:p></draw:text-box></draw:frame><draw:frame draw:style-name="gr7" draw:text-style-name="P26" svg:width="4.897cm" svg:height="0.572cm" svg:x="8.503cm" svg:y="2.453cm"><draw:text-box><text:p text:style-name="P23"><text:span text:style-name="T9">имени Н.Э. Баумана»</text:span></text:p></draw:text-box></draw:frame><draw:frame draw:style-name="gr8" draw:text-style-name="P26" svg:width="11.3cm" svg:height="0.572cm" svg:x="5.374cm" svg:y="3.021cm"><draw:text-box><text:p text:style-name="P23"><text:span text:style-name="T9">(национальный исследовательский университет)</text:span></text:p></draw:text-box></draw:frame><draw:frame draw:style-name="gr9" draw:text-style-name="P26" svg:width="5.823cm" svg:height="0.572cm" svg:x="8.031cm" svg:y="3.589cm"><draw:text-box><text:p text:style-name="P23"><text:span text:style-name="T9">(МГТУ им. Н.Э. Баумана)</text:span></text:p></draw:text-box></draw:frame><draw:line draw:style-name="gr10" draw:text-style-name="P25" svg:x1="4.187cm" svg:y1="6.228cm" svg:x2="14.626cm" svg:y2="6.228cm"><text:p/></draw:line><draw:frame draw:style-name="gr11" draw:text-style-name="P26" svg:width="17.333cm" svg:height="0.572cm" svg:x="0.005cm" svg:y="5.747cm"><draw:text-box><text:p text:style-name="P23"><text:span text:style-name="T10">ФАКУЛЬТЕТ <text:s/>____ИНФОРМАТИКА И СИСТЕМЫ УПРАВЛЕНИЯ________</text:span></text:p></draw:text-box></draw:frame><draw:frame draw:style-name="gr12" draw:text-style-name="P26" svg:width="13.417cm" svg:height="0.572cm" svg:x="0.005cm" svg:y="6.598cm"><draw:text-box><text:p text:style-name="P23"><text:span text:style-name="T10">КАФЕДРА <text:s/>______КОМПЬЮТЕРНЫЕ СИСТЕМЫ И СЕТИ</text:span></text:p></draw:text-box></draw:frame><draw:frame draw:style-name="gr13" draw:text-style-name="P26" svg:width="0.493cm" svg:height="0.572cm" svg:x="4.076cm" svg:y="6.598cm"><draw:text-box><text:p text:style-name="P23"><text:span text:style-name="T10"><text:s/></text:span></text:p></draw:text-box></draw:frame><draw:line draw:style-name="gr10" draw:text-style-name="P25" svg:x1="4.073cm" svg:y1="7.082cm" svg:x2="12.819cm" svg:y2="7.082cm"><text:p/></draw:line><draw:frame draw:style-name="gr14" draw:text-style-name="P26" svg:width="1.565cm" svg:height="0.572cm" svg:x="12.696cm" svg:y="6.598cm"><draw:text-box><text:p text:style-name="P23"><text:span text:style-name="T10"><text:s text:c="2"/></text:span><text:span text:style-name="T10">(ИУ6)</text:span></text:p></draw:text-box></draw:frame><draw:frame draw:style-name="gr13" draw:text-style-name="P26" svg:width="0.493cm" svg:height="0.572cm" svg:x="12.821cm" svg:y="6.598cm"><draw:text-box><text:p text:style-name="P23"><text:span text:style-name="T10"><text:s/></text:span></text:p></draw:text-box></draw:frame><draw:line draw:style-name="gr10" draw:text-style-name="P25" svg:x1="12.82cm" svg:y1="7.082cm" svg:x2="14.227cm" svg:y2="7.082cm"><text:p/></draw:line><draw:frame draw:style-name="gr15" draw:text-style-name="P26" svg:width="3.043cm" svg:height="0.572cm" svg:x="14.106cm" svg:y="6.598cm"><draw:text-box><text:p text:style-name="P23"><text:span text:style-name="T10"><text:s/></text:span><text:span text:style-name="T10">___________</text:span></text:p></draw:text-box></draw:frame><draw:frame draw:style-name="gr16" draw:text-style-name="P27" svg:width="2.114cm" svg:height="0.652cm" svg:x="7.371cm" svg:y="10.996cm"><draw:text-box><text:p text:style-name="P23"><text:span text:style-name="T11">О т ч ет</text:span></text:p></draw:text-box></draw:frame><draw:frame draw:style-name="gr17" draw:text-style-name="P26" svg:width="6.67cm" svg:height="0.572cm" svg:x="5.325cm" svg:y="12.275cm"><draw:text-box><text:p text:style-name="P23"><text:span text:style-name="T12">по лабораторной работе № 5</text:span></text:p></draw:text-box></draw:frame><draw:frame draw:style-name="gr18" draw:text-style-name="P26" svg:width="15.216cm" svg:height="1.142cm" svg:x="1.007cm" svg:y="13.903cm"><draw:text-box><text:p text:style-name="P23"><text:span text:style-name="T12">Название лабораторной работы: </text:span></text:p></draw:text-box></draw:frame><draw:frame draw:style-name="gr19" draw:text-style-name="P26" svg:width="13.156cm" svg:height="1.142cm" svg:x="1.007cm" svg:y="16.095cm"><draw:text-box><text:p text:style-name="P23"><text:span text:style-name="T12">Дисциплина: </text:span><text:span text:style-name="T10">Языки Интернет-программирования</text:span></text:p><text:p text:style-name="P23"><text:span text:style-name="T12"/></text:p></draw:text-box></draw:frame><draw:frame draw:style-name="gr20" draw:text-style-name="P26" svg:width="7.305cm" svg:height="0.572cm" svg:x="0.005cm" svg:y="17.406cm"><draw:text-box><text:p text:style-name="P23"><text:span text:style-name="T13"><text:s text:c="19"/></text:span><text:span text:style-name="T13">Студент <text:s text:c="2"/>гр. <text:s text:c="2"/></text:span><text:span text:style-name="T10">ИУ6-31Б</text:span></text:p></draw:text-box></draw:frame><draw:frame draw:style-name="gr21" draw:text-style-name="P24" svg:width="8.497cm" svg:height="0.489cm" svg:x="7.304cm" svg:y="17.468cm"><draw:text-box><text:p text:style-name="P23"><text:span text:style-name="T14"><text:s text:c="6"/></text:span><text:span text:style-name="T14">__________________ <text:s text:c="14"/></text:span><text:span text:style-name="T15">Корнеев К.А.</text:span></text:p></draw:text-box></draw:frame><draw:frame draw:style-name="gr22" draw:text-style-name="P24" svg:width="9.212cm" svg:height="0.489cm" svg:x="0.005cm" svg:y="17.997cm"><draw:text-box><text:p text:style-name="P23"><text:span text:style-name="T14"><text:s text:c="87"/></text:span></text:p></draw:text-box></draw:frame><draw:frame draw:style-name="gr23" draw:text-style-name="P28" svg:width="6.437cm" svg:height="0.373cm" svg:x="9.213cm" svg:y="18.09cm"><draw:text-box><text:p text:style-name="P23"><text:span text:style-name="T16">(Подпись, дата) <text:s text:c="25"/>(И.О. Фамилия) </text:span></text:p></draw:text-box></draw:frame><draw:frame draw:style-name="gr24" draw:text-style-name="P28" svg:width="0.645cm" svg:height="0.373cm" svg:x="15.376cm" svg:y="18.492cm"><draw:text-box><text:p text:style-name="P23"><text:span text:style-name="T16"><text:s text:c="8"/></text:span></text:p></draw:text-box></draw:frame><draw:frame draw:style-name="gr25" draw:text-style-name="P26" svg:width="8.101cm" svg:height="0.572cm" svg:x="0.005cm" svg:y="19.358cm"><draw:text-box><text:p text:style-name="P23"><text:span text:style-name="T13"><text:s text:c="19"/></text:span><text:span text:style-name="T13">Преподаватель <text:s text:c="17"/></text:span></text:p></draw:text-box></draw:frame><draw:frame draw:style-name="gr26" draw:text-style-name="P30" svg:width="8.788cm" svg:height="0.489cm" svg:x="7.738cm" svg:y="19.422cm"><draw:text-box><text:p text:style-name="P29"><text:span text:style-name="T17"><text:s text:c="5"/></text:span><text:span text:style-name="T17">__________________ <text:s/></text:span><text:span text:style-name="T17"><text:tab/></text:span><text:span text:style-name="T17"> <text:s text:c="4"/>Малахов Д.В. <text:s/></text:span></text:p></draw:text-box></draw:frame><draw:frame draw:style-name="gr22" draw:text-style-name="P24" svg:width="9.212cm" svg:height="0.489cm" svg:x="0.005cm" svg:y="19.951cm"><draw:text-box><text:p text:style-name="P23"><text:span text:style-name="T14"><text:s text:c="87"/></text:span></text:p></draw:text-box></draw:frame><draw:frame draw:style-name="gr27" draw:text-style-name="P28" svg:width="6.679cm" svg:height="0.371cm" svg:x="9.213cm" svg:y="20.046cm"><draw:text-box><text:p text:style-name="P23"><text:span text:style-name="T16">(Подпись, дата) <text:s text:c="27"/>(И.О. Фамилия) <text:s/></text:span></text:p></draw:text-box></draw:frame><draw:line draw:style-name="gr28" draw:text-style-name="P25" svg:x1="3.999cm" svg:y1="4.833cm" svg:x2="0.001cm" svg:y2="4.833cm"><text:p/></draw:line><draw:line draw:style-name="gr28" draw:text-style-name="P25" svg:x1="17.752cm" svg:y1="4.833cm" svg:x2="3.999cm" svg:y2="4.833cm"><text:p/></draw:line><draw:frame draw:style-name="gr29" draw:text-style-name="P24" svg:width="2.437cm" svg:height="0.489cm" svg:x="7.293cm" svg:y="21.913cm"><draw:text-box><text:p text:style-name="P23"><text:span text:style-name="T17">Москва, 20</text:span><text:span text:style-name="T15">22</text:span></text:p></draw:text-box></draw:frame></draw:g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<text:span text:style-name="T5">11 Вариант</text:span></text:p>
      <text:p text:style-name="P11"><text:span text:style-name="T5">Цель работы: </text:span></text:p>
      <text:p text:style-name="P11"/>
      <text:p text:style-name="P12">Задания:</text:p>
      <text:list xml:id="list1312404833" text:style-name="L1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00:15.375705887</meta:creation-date>
    <dc:date>2022-12-18T11:03:54.783864295</dc:date>
    <meta:editing-duration>PT3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" meta:word-count="5" meta:character-count="31" meta:non-whitespace-character-count="28"/>
  </office:meta>
</office:document-meta>
</file>